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311in"/>
    </style:style>
    <style:style style:name="co2" style:family="table-column">
      <style:table-column-properties fo:break-before="auto" style:column-width="1.178in"/>
    </style:style>
    <style:style style:name="co3" style:family="table-column">
      <style:table-column-properties fo:break-before="auto" style:column-width="1.5189in"/>
    </style:style>
    <style:style style:name="co4" style:family="table-column">
      <style:table-column-properties fo:break-before="auto" style:column-width="1.8161in"/>
    </style:style>
    <style:style style:name="co5" style:family="table-column">
      <style:table-column-properties fo:break-before="auto" style:column-width="1.5744in"/>
    </style:style>
    <style:style style:name="co6" style:family="table-column">
      <style:table-column-properties fo:break-before="auto" style:column-width="0.698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office:value-type="string" calcext:value-type="string">
            <text:p>Subject ID</text:p>
          </table:table-cell>
          <table:table-cell office:value-type="string" calcext:value-type="string">
            <text:p>Degree of motion</text:p>
          </table:table-cell>
          <table:table-cell office:value-type="string" calcext:value-type="string">
            <text:p># of low motion blocks</text:p>
          </table:table-cell>
          <table:table-cell office:value-type="string" calcext:value-type="string">
            <text:p># of medium motion blocks</text:p>
          </table:table-cell>
          <table:table-cell office:value-type="string" calcext:value-type="string">
            <text:p># of high motion block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93XX18_ses-2010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72BN13_ses-2000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53XX09_ses-1590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26XX13_ses-104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01XX06_ses-1465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89XX19_ses-119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89XX22_ses-199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05XX13_ses-2421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75XX12_ses-935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office:value-type="string" calcext:value-type="string">
            <text:p>very high mo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ub-CC00334XX13_ses-106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46XX17_ses-109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40XX11_ses-107902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55XX08_ses-844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26XX15_ses-1699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29BN18_ses-1701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8" calcext:value-type="float">
            <text:p>63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83XX11_ses-60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66XX16_ses-4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64XX13_ses-195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53XX10_ses-1918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36XX14_ses-78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05XX09_ses-124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61XX06_ses-85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60XX11_ses-703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087AN14_ses-38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57XX10_ses-84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067XX10_ses-20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54AN12_ses-223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56XX12_ses-162902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64XX10_ses-115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57XX14_ses-2122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48XX21_ses-1574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47XX23_ses-2691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53XX11_ses-223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70XX12_ses-1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54XX07_ses-84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07AN11_ses-137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60XX10_ses-2295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27XX13_ses-921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09BN12_ses-994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72XX11_ses-1400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78XX17_ses-1416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16XX14_ses-184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063AN06_ses-15102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90XX11_ses-92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63XX07_ses-537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13XX11_ses-1816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10XX06_ses-125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72CN12_ses-161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87XX20_ses-1990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90XX14_ses-1870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68XX14_ses-116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58XX14_ses-164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77XX19_ses-239102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30XX09_ses-128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99XX19_ses-66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84XX15_ses-142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15XX08_ses-378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71XX07_ses-56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68XX13_ses-87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01XX04_ses-964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49XX18_ses-490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15XX11_ses-1274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97XX23_ses-621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67XX16_ses-1968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50XX03_ses-83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04XX09_ses-146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098BN17_ses-33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54XX11_ses-1920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84BN13_ses-908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92XX17_ses-2003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60XX04_ses-52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62XX06_ses-53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29AN18_ses-151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060XX03_ses-125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30XX12_ses-1825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74XX13_ses-1405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57XX15_ses-1201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36XX17_ses-1569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52AN04_ses-65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23XX09_ses-75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01XX04_ses-1130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84XX14_ses-122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05XX10_ses-146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24XX11_ses-111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17XX11_ses-73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50BN02_ses-491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074XX09_ses-280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099AN18_ses-342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12XX09_ses-150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61XX05_ses-53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42XX14_ses-133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64AN14_ses-231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70XX09_ses-139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41XX14_ses-1655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18AN12_ses-748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03XX06_ses-96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35AN12_ses-544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56XX10_ses-1129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08XX09_ses-36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16XX09_ses-380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78XX14_ses-58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81XX13_ses-1771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30XX11_ses-153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39XX21_ses-216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47XX17_ses-828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68XX16_ses-198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06XX07_ses-361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61XX09_ses-159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29XX21_ses-27411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42XX13_ses-108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09XX13_ses-125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47XX20_ses-157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52XX09_ses-191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29XX17_ses-1309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36AN13_ses-642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61XX08_ses-175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65XX15_ses-821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68XX15_ses-139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58XX17_ses-3221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82XX10_ses-60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66XX14_ses-1645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54XX13_ses-4181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51XX06_ses-1370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46XX15_ses-484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81XX11_ses-121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98XX20_ses-123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85XX17_ses-178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67XX12_ses-87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64XX08_ses-540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39XX18_ses-107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79XX15_ses-58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91XX11_ses-65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18XX17_ses-235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18AN12_ses-859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08XX13_ses-148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98XX18_ses-66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36BN13_ses-643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63XX14_ses-3481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14XX10_ses-127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97XX23_ses-1211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56XX08_ses-515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92XX16_ses-188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20XX09_ses-1502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45XX14_ses-48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63XX09_ses-114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54BN12_ses-2237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94XX14_ses-65401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71AN11_ses-1591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38BN16_ses-804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71XX12_ses-1974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96XX20_ses-190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34XX11_ses-446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44XX15_ses-108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00XX06_ses-192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57XX14_ses-193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20XX11_ses-2111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43XX15_ses-133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40XX12_ses-132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907XX16_ses-423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93XX13_ses-644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69XX18_ses-214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79XX18_ses-141608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69XX16_ses-1392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19XX14_ses-117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45AN15_ses-943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55XX10_ses-1377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86AN14_ses-60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53XX08_ses-136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84XX12_ses-60501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87XX19_ses-1803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99XX21_ses-1234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68XX12_ses-55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72AN13_ses-1976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48XX19_ses-110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50XX07_ses-218007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69XX14_ses-88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29BN18_ses-151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78XX16_ses-1202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36AN13_ses-451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76XX16_ses-1632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20XX07_ses-102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40XX16_ses-2491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04XX12_ses-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02XX06_ses-124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18XX18_ses-402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53XX05_ses-50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43AN12_ses-475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83XX13_ses-121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50XX04_ses-109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35XX18_ses-2222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30XX14_ses-3071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70XX12_ses-2380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55XX11_ses-1624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34XX17_ses-2169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27XX16_ses-1844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13XX08_ses-1000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12XX11_ses-232701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52AN04_ses-49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32XX14_ses-183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82XX12_ses-121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14XX09_ses-1001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28XX17_ses-183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23XX11_ses-1272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56XX13_ses-2176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47XX22_ses-2386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39XX23_ses-2371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24XX09_ses-42302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26XX11_ses-43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29AN14_ses-435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058XX09_ses-11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65XX10_ses-869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38XX22_ses-2191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04XX06_ses-69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51XX10_ses-4201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73XX12_ses-140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23XX15_ses-1581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87XX21_ses-1901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66BN13_ses-138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72AN08_ses-569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50XX06_ses-157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91XX11_ses-79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85XX15_ses-1185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31XX11_ses-1315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54XX09_ses-137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61XX10_ses-209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26XX13_ses-118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03XX04_ses-353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21XX11_ses-177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34XX15_ses-1551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21XX07_ses-750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18AN14_ses-125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21XX11_ses-1959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29BN14_ses-437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55XX09_ses-112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27XX12_ses-432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86BN14_ses-610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03XX05_ses-695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13XX09_ses-127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28XX18_ses-181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30XX07_ses-44001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14XX11_ses-1514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00XX02_ses-67204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38AN16_ses-80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10XX03_ses-370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25XX14_ses-1506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04XX05_ses-35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84XX16_ses-178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45XX18_ses-1704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08XX11_ses-98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81XX12_ses-1418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71XX08_ses-1004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57XX09_ses-51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06XX10_ses-122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85XX15_ses-1257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62XX10_ses-1919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77XX17_ses-1804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07XX12_ses-148202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18XX11_ses-39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41XX13_ses-132902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02XX07_ses-146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80XX12_ses-173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60XX05_ses-853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92BN15_ses-1408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18XX15_ses-145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23XX14_ses-224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97XX20_ses-1445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98XX19_ses-947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66XX12_ses-1163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03XX10_ses-2061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069XX12_ses-263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04XX07_ses-111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13XX06_ses-372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88XX20_ses-183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47XX21_ses-1908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17XX14_ses-1450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18XX15_ses-1666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95XX19_ses-189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19XX13_ses-86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50XX09_ses-493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43BN12_ses-47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49XX23_ses-1912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70XX07_ses-88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23XX15_ses-2781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22XX14_ses-1571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92XX18_ses-2442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35XX14_ses-1063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34AN14_ses-1277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55XX14_ses-53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09XX10_ses-36901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09XX11_ses-704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13XX10_ses-1500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22XX12_ses-185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48XX20_ses-1358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88XX21_ses-2055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17XX13_ses-1290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70XX11_ses-197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81XX09_ses-600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01XX03_ses-676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02AN09_ses-2046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57XX11_ses-1139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41XX12_ses-1080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99XX20_ses-949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48XX22_ses-2044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64XX12_ses-1541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89XX22_ses-2074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42XX15_ses-165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47XX18_ses-109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18XX16_ses-1772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02XX05_ses-1135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89XX17_ses-62301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45BN21_ses-2641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12XX08_ses-1263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06XX08_ses-701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52XX06_ses-1107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91XX17_ses-27611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06XX10_ses-1292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85XX13_ses-608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44XX13_ses-47701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94XX18_ses-1898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93XX17_ses-189401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07XX09_ses-88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71XX09_ses-1347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83XX14_ses-144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88XX18_ses-1187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17XX15_ses-1765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84AN13_ses-1114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23XX14_ses-2119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76XX12_ses-576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54XX06_ses-50700_motion</text:p>
          </table:table-cell>
          <table:table-cell office:value-type="string" calcext:value-type="string">
            <text:p>low-hig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12XX11_ses-2214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065XX08_ses-18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54XX08_ses-112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26XX12_ses-766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10XX10_ses-2901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31XX08_ses-44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08XX12_ses-1255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17XX10_ses-382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06XX09_ses-987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52XX05_ses-840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99XX22_ses-1458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02XX03_ses-352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30XX10_ses-1311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81AN10_ses-904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03XX07_ses-1244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01XX09_ses-2951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45AN15_ses-82304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95XX20_ses-2026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35BN12_ses-545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86XX18_ses-1790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071XX06_ses-270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11XX07_ses-126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40XX13_ses-1644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19XX18_ses-2106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36XX15_ses-1066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72XX09_ses-1179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97XX17_ses-665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48XX22_ses-1911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32XX09_ses-444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98XX24_ses-2454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45AN21_ses-3201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53XX12_ses-733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70XX06_ses-561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32XX13_ses-1542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00XX03_ses-960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070XX05_ses-267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57XX12_ses-138601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46XX19_ses-1731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56XX11_ses-1380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97XX19_ses-1227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51XX04_ses-838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32XX11_ses-1057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58XX10_ses-522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52XX08_ses-1593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37XX16_ses-1070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43XX19_ses-433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21AN09_ses-1260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65XX09_ses-546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31XX14_ses-2145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87XX15_ses-615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69XX17_ses-1706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46XX18_ses-1352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52XX11_ses-2821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97XX21_ses-1902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61XX07_ses-1205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45XX17_ses-1348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71XX14_ses-3881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17XX14_ses-159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99XX25_ses-2381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93BN14_ses-975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066XX09_ses-192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77XX15_ses-119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70XX10_ses-1589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16BN10_ses-732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88XX16_ses-61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72AN13_ses-2149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89XX21_ses-1840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44XX17_ses-1693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17XX15_ses-1884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88XX22_ses-2430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38BN17_ses-1076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05XX07_ses-700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78AN18_ses-1649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68XX18_ses-2364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07XX13_ses-1793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88XX21_ses-1995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80XX08_ses-595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95XX16_ses-1275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89XX23_ses-2111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00XX01_ses-350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79XX17_ses-1204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49XX20_ses-1103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86XX17_ses-1443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38XX15_ses-46200_motion</text:p>
          </table:table-cell>
          <table:table-cell office:value-type="string" calcext:value-type="string">
            <text:p>low-medium-hig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69XX17_ses-1583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84BN13_ses-1115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67XX13_ses-1160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21BN09_ses-1261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16XX13_ses-152902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27XX17_ses-1806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51XX05_ses-1095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16XX12_ses-1289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65XX12_ses-1379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84AN13_ses-90701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20XX05_ses-416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18XX16_ses-1936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28XX16_ses-1304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22XX10_ses-1278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16AN10_ses-731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45AN21_ses-2651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47XX16_ses-485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35AN12_ses-449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18AN14_ses-1302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66AN13_ses-1384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40XX15_ses-2384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92XX18_ses-18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89XX20_ses-1388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86XX19_ses-2091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76XX14_ses-1184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58XX13_ses-1389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96XX16_ses-661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15XX15_ses-412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16XX11_ses-1013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44XX14_ses-812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72BN12_ses-1614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31XX09_ses-77701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00XX04_ses-1237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63XX11_ses-1539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47XX19_ses-1356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29XX21_ses-1761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07BN11_ses-1241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38XX18_ses-156800_motion</text:p>
          </table:table-cell>
          <table:table-cell office:value-type="string" calcext:value-type="string">
            <text:p>low-hig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00XX06_ses-1758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48XX18_ses-92700_motion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76XX16_ses-1782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86XX19_ses-1988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073XX08_ses-278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28XX18_ses-1935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33XX13_ses-132000_motion</text:p>
          </table:table-cell>
          <table:table-cell office:value-type="string" calcext:value-type="string">
            <text:p>low-medium-hig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18BN12_ses-748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80XX10_ses-1212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74XX10_ses-572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67XX11_ses-556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45BN21_ses-3211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95XX17_ses-129500_motion</text:p>
          </table:table-cell>
          <table:table-cell office:value-type="string" calcext:value-type="string">
            <text:p>low-hig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072XX07_ses-27600_motion</text:p>
          </table:table-cell>
          <table:table-cell office:value-type="string" calcext:value-type="string">
            <text:p>low-hig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02XX04_ses-678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82XX13_ses-1420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49XX22_ses-157600_motion</text:p>
          </table:table-cell>
          <table:table-cell office:value-type="string" calcext:value-type="string">
            <text:p>low-hig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19XX12_ses-394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32XX10_ses-783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85XX18_ses-2261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82XX14_ses-1783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44XX19_ses-221001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05XX08_ses-1157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33XX11_ses-778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43XX14_ses-1085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29AN18_ses-1700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37XX15_ses-793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38AN17_ses-1077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89XX19_ses-1338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58XX11_ses-849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92AN15_ses-140900_motion</text:p>
          </table:table-cell>
          <table:table-cell office:value-type="string" calcext:value-type="string">
            <text:p>medium-hig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05XX12_ses-226000_motion</text:p>
          </table:table-cell>
          <table:table-cell office:value-type="string" calcext:value-type="string">
            <text:p>low-medium-hig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86XX15_ses-917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67XX14_ses-139000_motion</text:p>
          </table:table-cell>
          <table:table-cell office:value-type="string" calcext:value-type="string">
            <text:p>low-hig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76XX15_ses-141500_motion</text:p>
          </table:table-cell>
          <table:table-cell office:value-type="string" calcext:value-type="string">
            <text:p>low-medium-hig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500XX05_ses-1459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24XX12_ses-1294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20XX10_ses-2109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21XX06_ses-41700_motion</text:p>
          </table:table-cell>
          <table:table-cell office:value-type="string" calcext:value-type="string">
            <text:p>low-hig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38XX22_ses-30610_motion</text:p>
          </table:table-cell>
          <table:table-cell office:value-type="string" calcext:value-type="string">
            <text:p>low-hig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35BN12_ses-44704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846XX22_ses-2671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72BN13_ses-214800_motion</text:p>
          </table:table-cell>
          <table:table-cell office:value-type="string" calcext:value-type="string">
            <text:p>low-medium-hig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07XX08_ses-363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45BN15_ses-826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629XX19_ses-198100_motion</text:p>
          </table:table-cell>
          <table:table-cell office:value-type="string" calcext:value-type="string">
            <text:p>low-hig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22XX07_ses-42000_motion</text:p>
          </table:table-cell>
          <table:table-cell office:value-type="string" calcext:value-type="string">
            <text:p>low-medium-hig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70XX08_ses-142400_motion</text:p>
          </table:table-cell>
          <table:table-cell office:value-type="string" calcext:value-type="string">
            <text:p>low-hig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95XX15_ses-65800_motion</text:p>
          </table:table-cell>
          <table:table-cell office:value-type="string" calcext:value-type="string">
            <text:p>low-medium-h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44XX16_ses-135101_motion</text:p>
          </table:table-cell>
          <table:table-cell office:value-type="string" calcext:value-type="string">
            <text:p>low-medium-hig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07BN11_ses-1372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89XX20_ses-142900_motion</text:p>
          </table:table-cell>
          <table:table-cell office:value-type="string" calcext:value-type="string">
            <text:p>low-hi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80XX11_ses-141609_motion</text:p>
          </table:table-cell>
          <table:table-cell office:value-type="string" calcext:value-type="string">
            <text:p>low-hig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150AN02_ses-54800_motion</text:p>
          </table:table-cell>
          <table:table-cell office:value-type="string" calcext:value-type="string">
            <text:p>very 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293AN14_ses-97401_motion</text:p>
          </table:table-cell>
          <table:table-cell office:value-type="string" calcext:value-type="string">
            <text:p>very 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95XX17_ses-121300_motion</text:p>
          </table:table-cell>
          <table:table-cell office:value-type="string" calcext:value-type="string">
            <text:p>very 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18BN14_ses-125300_motion</text:p>
          </table:table-cell>
          <table:table-cell office:value-type="string" calcext:value-type="string">
            <text:p>very 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18BN14_ses-130300_motion</text:p>
          </table:table-cell>
          <table:table-cell office:value-type="string" calcext:value-type="string">
            <text:p>very 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498XX21_ses-144900_motion</text:p>
          </table:table-cell>
          <table:table-cell office:value-type="string" calcext:value-type="string">
            <text:p>very 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771XX13_ses-17710_motion</text:p>
          </table:table-cell>
          <table:table-cell office:value-type="string" calcext:value-type="string">
            <text:p>very 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-CC00361XX07_ses-111700_motion</text:p>
          </table:table-cell>
          <table:table-cell office:value-type="string" calcext:value-type="string">
            <text:p>low-mediu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9"/>
        </table:table-row>
        <table:table-row table:style-name="ro1" table:number-rows-repeated="10480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E513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 Sharp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date-style style:name="N10129" number:language="en" number:country="US"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date-style style:name="N1013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5T15:36:45.270805545</dc:date>
    <meta:editing-duration>P10DT1H4M11S</meta:editing-duration>
    <meta:editing-cycles>2</meta:editing-cycles>
    <meta:generator>LibreOffice/7.4.5.1$Linux_X86_64 LibreOffice_project/9c0871452b3918c1019dde9bfac75448afc4b57f</meta:generator>
    <meta:document-statistic meta:table-count="1" meta:cell-count="2566" meta:object-count="0"/>
  </office:meta>
</office:document-meta>
</file>